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f993f" officeooo:paragraph-rsid="001f993f"/>
    </style:style>
    <style:style style:name="P2" style:family="paragraph" style:parent-style-name="Text_20_body">
      <style:text-properties officeooo:rsid="0065cb88" officeooo:paragraph-rsid="0065cb88"/>
    </style:style>
    <style:style style:name="P3" style:family="paragraph" style:parent-style-name="Text_20_body">
      <style:text-properties officeooo:paragraph-rsid="006b4e72"/>
    </style:style>
    <style:style style:name="P4" style:family="paragraph" style:parent-style-name="Text_20_body">
      <style:text-properties officeooo:rsid="005a050f" officeooo:paragraph-rsid="005a16ad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text-properties style:font-name="Times" fo:font-size="18pt" officeooo:rsid="0053a1a5" officeooo:paragraph-rsid="0053a1a5" style:font-size-asian="18pt" style:font-size-complex="18pt"/>
    </style:style>
    <style:style style:name="P7" style:family="paragraph" style:parent-style-name="Standard">
      <style:paragraph-properties fo:margin-top="0.0598in" fo:margin-bottom="0in" loext:contextual-spacing="false"/>
      <style:text-properties fo:color="#000000" style:font-name="TimesNewRomanPSMT" fo:font-size="12pt" fo:font-weight="normal" officeooo:rsid="00191b78" officeooo:paragraph-rsid="00191b78" style:font-size-asian="12pt" style:font-weight-asian="normal" style:font-size-complex="12pt"/>
    </style:style>
    <style:style style:name="P8" style:family="paragraph" style:parent-style-name="Text_20_body" style:master-page-name="">
      <loext:graphic-properties draw:fill="none"/>
      <style:paragraph-properties fo:margin-left="0in" fo:margin-right="0.9366in" fo:margin-top="0in" fo:margin-bottom="0.0201in" loext:contextual-spacing="false" fo:line-height="115%" fo:text-indent="0in" style:auto-text-indent="false" style:page-number="auto" fo:background-color="transparent"/>
      <style:text-properties officeooo:rsid="0058f3bf" officeooo:paragraph-rsid="0058f3bf"/>
    </style:style>
    <style:style style:name="P9" style:family="paragraph" style:parent-style-name="Text_20_body" style:master-page-name="">
      <loext:graphic-properties draw:fill="none"/>
      <style:paragraph-properties fo:margin-left="0in" fo:margin-right="0.9366in" fo:margin-top="0in" fo:margin-bottom="0.0201in" loext:contextual-spacing="false" fo:line-height="115%" fo:text-indent="0in" style:auto-text-indent="false" style:page-number="auto" fo:background-color="transparent"/>
      <style:text-properties officeooo:rsid="00191b78" officeooo:paragraph-rsid="0058f3bf"/>
    </style:style>
    <style:style style:name="P10" style:family="paragraph" style:parent-style-name="Text_20_body" style:master-page-name="">
      <loext:graphic-properties draw:fill="none"/>
      <style:paragraph-properties fo:margin-left="0.4366in" fo:margin-right="0.9366in" fo:margin-top="0in" fo:margin-bottom="0.0402in" loext:contextual-spacing="false" fo:line-height="115%" fo:text-indent="0in" style:auto-text-indent="false" style:page-number="auto" fo:background-color="transparent"/>
      <style:text-properties officeooo:rsid="00191b78" officeooo:paragraph-rsid="0072e36f"/>
    </style:style>
    <style:style style:name="P11" style:family="paragraph" style:parent-style-name="Text_20_body" style:master-page-name="">
      <loext:graphic-properties draw:fill="none"/>
      <style:paragraph-properties fo:margin-left="0.4366in" fo:margin-right="0.9366in" fo:margin-top="0.0402in" fo:margin-bottom="0.0402in" loext:contextual-spacing="false" fo:line-height="115%" fo:text-indent="-0.4366in" style:auto-text-indent="false" style:page-number="auto" fo:background-color="transparent"/>
      <style:text-properties officeooo:rsid="00191b78" officeooo:paragraph-rsid="0072e36f"/>
    </style:style>
    <style:style style:name="P12" style:family="paragraph" style:parent-style-name="Text_20_body">
      <style:paragraph-properties fo:margin-top="0in" fo:margin-bottom="0.0201in" loext:contextual-spacing="false"/>
    </style:style>
    <style:style style:name="P13" style:family="paragraph" style:parent-style-name="Heading_20_1">
      <style:text-properties officeooo:rsid="00677487" officeooo:paragraph-rsid="00677487"/>
    </style:style>
    <style:style style:name="T1" style:family="text">
      <style:text-properties fo:color="#000000" style:font-name="TimesNewRomanPSMT" fo:font-weight="bold" style:font-weight-asian="bold"/>
    </style:style>
    <style:style style:name="T2" style:family="text">
      <style:text-properties fo:color="#000000" style:font-name="TimesNewRomanPSMT" fo:font-weight="bold" officeooo:rsid="001cd47a" style:font-weight-asian="bold"/>
    </style:style>
    <style:style style:name="T3" style:family="text">
      <style:text-properties fo:color="#000000" style:font-name="TimesNewRomanPSMT" fo:font-weight="bold" officeooo:rsid="0051cacf" style:font-weight-asian="bold"/>
    </style:style>
    <style:style style:name="T4" style:family="text">
      <style:text-properties officeooo:rsid="001cd47a"/>
    </style:style>
    <style:style style:name="T5" style:family="text">
      <style:text-properties officeooo:rsid="0026fc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54f65" style:font-style-asian="italic" style:font-style-complex="italic"/>
    </style:style>
    <style:style style:name="T8" style:family="text">
      <style:text-properties fo:font-style="italic" officeooo:rsid="005cdc64" style:font-style-asian="italic" style:font-style-complex="italic"/>
    </style:style>
    <style:style style:name="T9" style:family="text">
      <style:text-properties fo:font-style="italic" fo:font-weight="normal" officeooo:rsid="0069a19c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6b4e72" style:font-weight-asian="normal" style:font-weight-complex="normal"/>
    </style:style>
    <style:style style:name="T11" style:family="text">
      <style:text-properties fo:font-weight="normal" officeooo:rsid="0069a19c" style:font-weight-asian="normal" style:font-weight-complex="normal"/>
    </style:style>
    <style:style style:name="T12" style:family="text">
      <style:text-properties fo:font-weight="normal" officeooo:rsid="00700b72" style:font-weight-asian="normal" style:font-weight-complex="normal"/>
    </style:style>
    <style:style style:name="T13" style:family="text">
      <style:text-properties fo:font-weight="normal" officeooo:rsid="007092ab" style:font-weight-asian="normal" style:font-weight-complex="normal"/>
    </style:style>
    <style:style style:name="T14" style:family="text">
      <style:text-properties officeooo:rsid="0053a1a5"/>
    </style:style>
    <style:style style:name="T15" style:family="text">
      <style:text-properties officeooo:rsid="00554f65"/>
    </style:style>
    <style:style style:name="T16" style:family="text">
      <style:text-properties officeooo:rsid="005a050f"/>
    </style:style>
    <style:style style:name="T17" style:family="text">
      <style:text-properties fo:font-style="normal" officeooo:rsid="00554f65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6fc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N</text:span><text:span text:style-name="T1">atural Language Processing of Economic News Articles</text:span></text:p>
      <text:p text:style-name="P5"><text:span text:style-name="T1">Project </text:span><text:span text:style-name="T3">Fletcher</text:span><text:span text:style-name="T1"> - Weeks </text:span><text:span text:style-name="T3">7 and 8 </text:span><text:span text:style-name="T1">of the Metis Data Science Bootcamp</text:span></text:p>
      <text:p text:style-name="P7">Steven Bierer <text:s text:c="4"/>November 1<text:span text:style-name="T14">9</text:span>, 2018</text:p>
      <text:p text:style-name="Horizontal_20_Line"/>
      <text:h text:style-name="Heading_20_1" text:outline-level="1">Introduction</text:h>
      <text:p text:style-name="Text_20_body"><text:span text:style-name="T14">For the</text:span> <text:span text:style-name="T14">fourth</text:span> <text:span text:style-name="T4">project, the data science class was encouraged to apply unsupervised clustering techniques on a natural language processing data set. <text:s/>I chose to examine newspaper articles and headlines about economic news, available from the “Data For Everyone” repository. <text:s/>Newspaper stories, and to a more acute degree headlines, must convey specific information to a reader in a limited amount of printed space. <text:s/>This makes newspapers a compelling medium from which to analyze textual language for meaning and sentiment. <text:s/>This particular data set consists of 8000 articles and accompanying headlines, from a variety of sources published between 1951-2014, along with impressions from surveyed readers regarding 1) whether the article is relevant to the United State’s economy and 2) the tone of relevant articles, judged on a 1-9 scale with 1 being the most negative and 9 being the most positive.</text:span></text:p>
      <text:h text:style-name="Heading_20_1" text:outline-level="1">Approach</text:h>
      <text:p text:style-name="P4">The overall workflow of this project was as follows: 1) clean the document text in preparation for tokenization; 2) tokenize the text (i.e. parse into discrete words or groups of words); 3) create a dictionary and counts of all words; 4) generate underlying topics, representing probabilities of words that tend to group together in the documents; 5) determine the mixture of topics that best describes each document, effectively reducing the feature space from hundreds of words per document to a handful of topics; 6) train and test a classification model to predict the yes/no relevance indication; 7) train and test a regression model to predict the positivity score. <text:s/>The documents were tokenized into unigrams with the exception of some named entities (particularly known organizations like “The New York Stock Exchange”) that were composed of multiple words.</text:p>
      <text:p text:style-name="P2">It’s worth noting that I originally intended to separately model the headline text in parallel with the article text. <text:s/>However, I discovered that many headlines were dominated by the name of the source (e.g. “The Wall Street Journal”) or the name of the article’s newspaper section (e.g. “The Morning Report”). <text:s/>Additionally, given the difficulty in forming robust predictions from the articles, I saw little reason to continue with the headlines, whose word corpus was much smaller.</text:p>
      <text:p text:style-name="P12">The following tools and sources were used in the analysis:</text:p>
      <text:p text:style-name="P8"><text:span text:style-name="T18">Data source</text:span>: <text:s/>Data For Everyone (http://www.figure-eight.com/data-for-everyone/).</text:p>
      <text:p text:style-name="P11"><text:span text:style-name="T18">Tools</text:span>: <text:s/>1) Python and the standard libraries <text:span text:style-name="T6">numpy</text:span>, <text:span text:style-name="T6">pandas</text:span>, <text:span text:style-name="T15">and </text:span><text:span text:style-name="T6">matplotlib</text:span> for routine data manipulation and graphical display; <text:span text:style-name="T16">the regular expression module, </text:span><text:span text:style-name="T7">re</text:span><text:span text:style-name="T15">, for finding string patterns.</text:span></text:p>
      <text:p text:style-name="P10"><text:span text:style-name="T15">2</text:span>) Python modules <text:span text:style-name="T7">spacy,</text:span><text:span text:style-name="T15"> </text:span><text:span text:style-name="T7">gensim</text:span><text:span text:style-name="T17">,</text:span><text:span text:style-name="T15"> and </text:span><text:span text:style-name="T7">nltk</text:span><text:span text:style-name="T15"> for NLP analysis and </text:span><text:span text:style-name="T7">statsmodel</text:span><text:span text:style-name="T8">s</text:span> for <text:span text:style-name="T5">classification</text:span> <text:span text:style-name="T15">and regression.</text:span></text:p>
      <text:p text:style-name="P9"><text:span text:style-name="T18">Concepts </text:span><text:span text:style-name="T19">learned and applied</text:span>: <text:s/><text:span text:style-name="T15">Natural language processing (including tokenization, lemmatization, and named entity recognition), topic modeling (latent dirichlet allocation), unsupervised classification, and sparse matrix representation. <text:s/>Additionally, a prior oversize-file problem on the version-control cloud system Git was resolved and, for the first time, the code was developed on a temporary branch of the project’s Git repository (merged at project completion with the master branch).</text:span></text:p>
      <text:h text:style-name="P13" text:outline-level="1">Token Creation</text:h>
      <text:p text:style-name="P3"><text:span text:style-name="T11">After cleaning the data of unrelated text, tokenization was performed using the </text:span><text:span text:style-name="T9">spaCy</text:span><text:span text:style-name="T11"> module. <text:s/>This consisted of several steps. <text:s/>First, </text:span><text:span text:style-name="T10">each</text:span><text:span text:style-name="T11"> document was divided into single-word strings (unigrams) in lowercase. <text:s/>Unigrams not contained in a list of <text:s/>“stop words” (based on the the </text:span><text:span text:style-name="T9">NLTK</text:span><text:span text:style-name="T11"> English language corpus) </text:span><text:span text:style-name="T9">and</text:span><text:span text:style-name="T11"> matching an accepted part-of-speech were </text:span><text:soft-page-break/><text:span text:style-name="T11">lemmatized into their root words. <text:s/></text:span><text:span text:style-name="T10">The parts of speech used in</text:span><text:span text:style-name="T11"> this </text:span><text:span text:style-name="T10">analysis were</text:span><text:span text:style-name="T11"> nouns, verbs, adjectives, and adverbs. <text:s/></text:span><text:span text:style-name="T10">Each document was also searched for named entities that were organizations, geographical locations, monetary values, and percentage values. <text:s/>This level of analysis was included because such information may help distinguish economic from non-economic articles and stories about the U.S. from stories about other countries (or non-specific to geography). <text:s/>Percentages and monetary values were simply added as tokens called “PERCENT” and “MONEY” respectively, while </text:span><text:span text:style-name="T12">the full names of </text:span><text:span text:style-name="T10">organizations and places were </text:span><text:span text:style-name="T12">changed to</text:span><text:span text:style-name="T10"> uppercase (</text:span><text:span text:style-name="T13">such that named entities/categories</text:span><text:span text:style-name="T10"> </text:span><text:span text:style-name="T13">can be distinguished</text:span><text:span text:style-name="T10"> from the first set of tokens).</text:span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201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in" loext:contextual-spacing="false" fo:line-height="115%"/>
      <style:text-properties style:font-name="Times New Roman" fo:font-family="'Times New Roman'" style:font-family-generic="roman" style:font-pitch="variable" fo:font-size="10pt" officeooo:rsid="001f993f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Text_20_body" style:next-style-name="Text_20_body" style:class="extra" style:master-page-name="">
      <style:paragraph-properties fo:margin-top="0.0799in" fo:margin-bottom="0.1402in" loext:contextual-spacing="false" fo:text-align="start" style:justify-single-word="false" style:page-number="auto" text:number-lines="false" text:line-number="0"/>
      <style:text-properties fo:font-size="10.5pt" fo:font-style="italic" fo:font-weight="bold" officeooo:rsid="00325adf" style:font-size-asian="10.5pt" style:font-style-asian="italic" style:font-weight-asian="bold" style:font-size-complex="10.5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1665in" fo:margin-bottom="0.083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.1201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5:06:56.609091065</meta:creation-date>
    <dc:date>2019-02-13T22:22:21.120974666</dc:date>
    <meta:editing-duration>PT22H29M13S</meta:editing-duration>
    <meta:editing-cycles>54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15" meta:word-count="663" meta:character-count="4467" meta:non-whitespace-character-count="3796"/>
  </office:meta>
</office:document-meta>
</file>